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 items.G17:items.G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5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4" office:value-type="string" calcext:value-type="string">
            <text:p>white080F</text:p>
          </table:table-cell>
          <table:table-cell table:style-name="ce44" office:value-type="string" calcext:value-type="string">
            <text:p>grey</text:p>
          </table:table-cell>
          <table:table-cell table:style-name="ce44" office:value-type="string" calcext:value-type="string">
            <text:p>brown1</text:p>
          </table:table-cell>
          <table:table-cell table:style-name="ce44" office:value-type="string" calcext:value-type="string">
            <text:p>brown2</text:p>
          </table:table-cell>
          <table:table-cell table:style-name="ce44" office:value-type="string" calcext:value-type="string">
            <text:p>mauve</text:p>
          </table:table-cell>
          <table:table-cell table:style-name="ce44" office:value-type="string" calcext:value-type="string">
            <text:p>dark_green</text:p>
          </table:table-cell>
          <table:table-cell table:style-name="ce44" office:value-type="string" calcext:value-type="string">
            <text:p>peach</text:p>
          </table:table-cell>
          <table:table-cell table:style-name="ce44" office:value-type="string" calcext:value-type="string">
            <text:p>light_blue</text:p>
          </table:table-cell>
          <table:table-cell table:style-name="ce44" office:value-type="string" calcext:value-type="string">
            <text:p>dark_blue</text:p>
          </table:table-cell>
          <table:table-cell table:style-name="ce44" office:value-type="string" calcext:value-type="string">
            <text:p>black</text:p>
          </table:table-cell>
          <table:table-cell table:style-name="ce44" office:value-type="string" calcext:value-type="string">
            <text:p>midgrey</text:p>
          </table:table-cell>
          <table:table-cell table:style-name="ce44" office:value-type="string" calcext:value-type="string">
            <text:p>gold</text:p>
          </table:table-cell>
          <table:table-cell table:style-name="ce44" office:value-type="string" calcext:value-type="string">
            <text:p>red_brown</text:p>
          </table:table-cell>
          <table:table-cell table:style-name="ce44" office:value-type="string" calcext:value-type="string">
            <text:p>red</text:p>
          </table:table-cell>
          <table:table-cell table:style-name="ce44" office:value-type="string" calcext:value-type="string">
            <text:p>maroon</text:p>
          </table:table-cell>
          <table:table-cell table:style-name="ce44" office:value-type="string" calcext:value-type="string">
            <text:p>mix01</text:p>
          </table:table-cell>
          <table:table-cell table:style-name="ce44" office:value-type="string" calcext:value-type="string">
            <text:p>mix02</text:p>
          </table:table-cell>
          <table:table-cell table:style-name="ce44" office:value-type="string" calcext:value-type="string">
            <text:p>mix03</text:p>
          </table:table-cell>
          <table:table-cell table:style-name="ce44" office:value-type="string" calcext:value-type="string">
            <text:p>mix04</text:p>
          </table:table-cell>
          <table:table-cell table:style-name="ce44" office:value-type="string" calcext:value-type="string">
            <text:p>half01</text:p>
          </table:table-cell>
          <table:table-cell table:style-name="ce44" office:value-type="string" calcext:value-type="string">
            <text:p>half02</text:p>
          </table:table-cell>
          <table:table-cell table:style-name="ce44" office:value-type="string" calcext:value-type="string">
            <text:p>half03</text:p>
          </table:table-cell>
          <table:table-cell table:style-name="ce44" office:value-type="string" calcext:value-type="string">
            <text:p>half04</text:p>
          </table:table-cell>
          <table:table-cell table:style-name="ce44" office:value-type="string" calcext:value-type="string">
            <text:p>half05</text:p>
          </table:table-cell>
          <table:table-cell table:style-name="ce44" office:value-type="string" calcext:value-type="string">
            <text:p>half06</text:p>
          </table:table-cell>
          <table:table-cell table:style-name="ce44" office:value-type="string" calcext:value-type="string">
            <text:p>half07</text:p>
          </table:table-cell>
          <table:table-cell table:style-name="ce44" office:value-type="string" calcext:value-type="string">
            <text:p>half08</text:p>
          </table:table-cell>
          <table:table-cell table:style-name="ce44" office:value-type="string" calcext:value-type="string">
            <text:p>half09</text:p>
          </table:table-cell>
          <table:table-cell table:style-name="ce44" office:value-type="string" calcext:value-type="string">
            <text:p>half10</text:p>
          </table:table-cell>
          <table:table-cell table:style-name="ce44" office:value-type="string" calcext:value-type="string">
            <text:p>half11</text:p>
          </table:table-cell>
          <table:table-cell table:style-name="ce44" office:value-type="string" calcext:value-type="string">
            <text:p>half12</text:p>
          </table:table-cell>
          <table:table-cell table:style-name="ce44" office:value-type="string" calcext:value-type="string">
            <text:p>half13</text:p>
          </table:table-cell>
          <table:table-cell table:style-name="ce44" office:value-type="string" calcext:value-type="string">
            <text:p>brn686Dbla0106</text:p>
          </table:table-cell>
          <table:table-cell table:style-name="ce44" office:value-type="string" calcext:value-type="string">
            <text:p>brn686Dbla0308</text:p>
          </table:table-cell>
          <table:table-cell table:style-name="ce44" office:value-type="string" calcext:value-type="string">
            <text:p>brn686Dgry050A</text:p>
          </table:table-cell>
          <table:table-cell table:style-name="ce44" office:value-type="string" calcext:value-type="string">
            <text:p>brn686Dblu9095</text:p>
          </table:table-cell>
          <table:table-cell table:style-name="ce44" office:value-type="string" calcext:value-type="string">
            <text:p>brn686Dbrn6A6F</text:p>
          </table:table-cell>
          <table:table-cell table:style-name="ce44" office:value-type="string" calcext:value-type="string">
            <text:p>brn686Dbrn2025</text:p>
          </table:table-cell>
          <table:table-cell table:style-name="ce44" office:value-type="string" calcext:value-type="string">
            <text:p>brn686Dbrn2227</text:p>
          </table:table-cell>
          <table:table-cell table:style-name="ce44" office:value-type="string" calcext:value-type="string">
            <text:p>brn6A6Fbla0106</text:p>
          </table:table-cell>
          <table:table-cell table:style-name="ce44" office:value-type="string" calcext:value-type="string">
            <text:p>brn6A6Fbla0308</text:p>
          </table:table-cell>
          <table:table-cell table:style-name="ce44" office:value-type="string" calcext:value-type="string">
            <text:p>brn6A6Fbla050A</text:p>
          </table:table-cell>
          <table:table-cell table:style-name="ce44" office:value-type="string" calcext:value-type="string">
            <text:p>brn6A6Fbrn686D</text:p>
          </table:table-cell>
          <table:table-cell table:style-name="ce44" office:value-type="string" calcext:value-type="string">
            <text:p>brn6A6Fbrn2025</text:p>
          </table:table-cell>
          <table:table-cell table:style-name="ce44" office:value-type="string" calcext:value-type="string">
            <text:p>brn6A6Fbrn2227</text:p>
          </table:table-cell>
          <table:table-cell table:style-name="ce44" office:value-type="string" calcext:value-type="string">
            <text:p>bla0106bla0106</text:p>
          </table:table-cell>
          <table:table-cell table:style-name="ce44" office:value-type="string" calcext:value-type="string">
            <text:p>bla0308brn2025</text:p>
          </table:table-cell>
          <table:table-cell table:style-name="ce44" office:value-type="string" calcext:value-type="string">
            <text:p>bla0308brn2227</text:p>
          </table:table-cell>
          <table:table-cell table:style-name="ce44" office:value-type="string" calcext:value-type="string">
            <text:p>gry050Abla0106</text:p>
          </table:table-cell>
          <table:table-cell table:style-name="ce44" office:value-type="string" calcext:value-type="string">
            <text:p>gry050Abla0308</text:p>
          </table:table-cell>
          <table:table-cell table:style-name="ce44" office:value-type="string" calcext:value-type="string">
            <text:p>gry050Awhi0A0F</text:p>
          </table:table-cell>
          <table:table-cell table:style-name="ce44" office:value-type="string" calcext:value-type="string">
            <text:p>gry050Abrn686D</text:p>
          </table:table-cell>
          <table:table-cell table:style-name="ce44" office:value-type="string" calcext:value-type="string">
            <text:p>gry050Abrn2025</text:p>
          </table:table-cell>
          <table:table-cell table:style-name="ce44" office:value-type="string" calcext:value-type="string">
            <text:p>gry050Abrn2227</text:p>
          </table:table-cell>
          <table:table-cell table:style-name="ce44" office:value-type="string" calcext:value-type="string">
            <text:p>whi0A0Fbla0106</text:p>
          </table:table-cell>
          <table:table-cell table:style-name="ce44" office:value-type="string" calcext:value-type="string">
            <text:p>whi0A0Fbla0308</text:p>
          </table:table-cell>
          <table:table-cell table:style-name="ce44" office:value-type="string" calcext:value-type="string">
            <text:p>whi0A0Fbla050A</text:p>
          </table:table-cell>
          <table:table-cell table:style-name="ce44" office:value-type="string" calcext:value-type="string">
            <text:p>whi0A0Fbrn686D</text:p>
          </table:table-cell>
          <table:table-cell table:style-name="ce44" office:value-type="string" calcext:value-type="string">
            <text:p>whi0A0Fbrn2025</text:p>
          </table:table-cell>
          <table:table-cell table:style-name="ce44" office:value-type="string" calcext:value-type="string">
            <text:p>whi0A0Fbrn2227</text:p>
          </table:table-cell>
          <table:table-cell table:style-name="ce44" office:value-type="string" calcext:value-type="string">
            <text:p>whi080Dbla0106</text:p>
          </table:table-cell>
          <table:table-cell table:style-name="ce44" office:value-type="string" calcext:value-type="string">
            <text:p>whi080Dbla0308</text:p>
          </table:table-cell>
          <table:table-cell table:style-name="ce44" office:value-type="string" calcext:value-type="string">
            <text:p>whi080Dbla050A</text:p>
          </table:table-cell>
          <table:table-cell table:style-name="ce44" office:value-type="string" calcext:value-type="string">
            <text:p>whi080Dbrn686D</text:p>
          </table:table-cell>
          <table:table-cell table:style-name="ce44" office:value-type="string" calcext:value-type="string">
            <text:p>whi080Dbrn2025</text:p>
          </table:table-cell>
          <table:table-cell table:style-name="ce44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37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37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16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2:colours.Q102 colours.AI159:colours.XFD1048576 colours.R21:colours.AH102 colours.AP131:colours.AP158 colours.B88:colours.O88 colours.A159:colours.AG1048576 colours.C21:colours.O87 colours.C89:colours.O102 colours.C143:colours.AG156 colours.A21:colours.A53 colours.B157:colours.AG158 colours.AJ132:colours.AO157 colours.B102:colours.B105 colours.AI131:colours.AO131 colours.BE21:colours.BH21 colours.BJ21:colours.XFD21 colours.AQ131:colours.AR131 colours.AW21:colours.BD22 colours.BE22:colours.XFD22 colours.CY114:colours.XFD116 colours.AH143:colours.AH1048576 colours.AI158:colours.AO158 colours.AJ21:colours.AP106 colours.C114:colours.AH142 colours.AJ115:colours.AP130 colours.AJ108:colours.AP110 colours.AQ158:colours.AS158 colours.AI107:colours.AS107 colours.AI114:colours.AS114 colours.DC117:colours.XFD158 colours.AW23:colours.DB106 colours.AW115:colours.CX157 colours.AW108:colours.DB110 colours.AV107:colours.DB107 colours.AV114:colours.CX114 colours.DC23:colours.XFD113 colours.AV112:colours.DB113 colours.AV158:colours.DB158 colours.CY117:colours.DB157 colours.AT111:colours.DB111 colours.C103:colours.AH112 colours.AI111:colours.AS112 colours.C113:colours.AU113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2:colours.AP157 colours.AP115:colours.AP130 colours.AK22:colours.AP22 colours.AP108:colours.AP110 colours.AK132:colours.AL157 colours.AK115:colours.AL130 colours.AK23:colours.AL106 colours.AP23:colours.AP106 colours.AK108:colours.AL110 colours.AM24:colours.AO24 colours.AM26:colours.AO26 colours.AM28:colours.AO28 colours.AM30:colours.AO30 colours.AM32:colours.AO32 colours.AM34:colours.AO34 colours.AM36:colours.AO36 colours.AM38:colours.AO38 colours.AM40:colours.AO40 colours.AM42:colours.AO42 colours.AM44:colours.AO44 colours.AM46:colours.AO46 colours.AM48:colours.AO48 colours.AM50:colours.AO50 colours.AM52:colours.AO52 colours.AM54:colours.AO54 colours.AM56:colours.AO56 colours.AM58:colours.AO58 colours.AM60:colours.AO60 colours.AM62:colours.AO62 colours.AM64:colours.AO64 colours.AM66:colours.AO66 colours.AM68:colours.AO68 colours.AM70:colours.AO70 colours.AM72:colours.AO72 colours.AM74:colours.AO74 colours.AM76:colours.AO76 colours.AM78:colours.AO78 colours.AM80:colours.AO80 colours.AM82:colours.AO82 colours.AM84:colours.AO84 colours.AM86:colours.AO86 colours.AM88:colours.AO88 colours.AM90:colours.AO90 colours.AM92:colours.AO92 colours.AM94:colours.AO94 colours.AM96:colours.AO96 colours.AM98:colours.AO98 colours.AM100:colours.AO100 colours.AM102:colours.AO102 colours.AM104:colours.AO104 colours.AM106:colours.AO106 colours.AM108:colours.AO108 colours.AM110:colours.AO110 colours.AM114:colours.AO114 colours.AM116:colours.AO116 colours.AM118:colours.AO118 colours.AM120:colours.AO120 colours.AM122:colours.AO122 colours.AM124:colours.AO124 colours.AM126:colours.AO126 colours.AM128:colours.AO128 colours.AM130:colours.AO130 colours.AM132:colours.AO132 colours.AM134:colours.AO134 colours.AM136:colours.AO136 colours.AM138:colours.AO138 colours.AM140:colours.AO140 colours.AM142:colours.AO142 colours.AM144:colours.AO144 colours.AM146:colours.AO146 colours.AM148:colours.AO148 colours.AM150:colours.AO150 colours.AM152:colours.AO152 colours.AM154:colours.AO154 colours.AM156:colours.AO156 colours.AM158:colours.AO158">
            <calcext:condition calcext:apply-style-name="ConditionalStyle_10" calcext:value="&gt;0" calcext:base-cell-address="colours.AK22"/>
          </calcext:conditional-format>
          <calcext:conditional-format calcext:target-range-address="colours.AI132:colours.AI157 colours.AQ132:colours.AR157 colours.AI115:colours.AI130 colours.AQ115:colours.AR130 colours.AI21:colours.AI106 colours.AQ21:colours.AR106 colours.AI108:colours.AI110 colours.AQ108:colours.AR110">
            <calcext:condition calcext:apply-style-name="ConditionalStyle_10" calcext:value="&gt;0" calcext:base-cell-address="colours.AI21"/>
          </calcext:conditional-format>
          <calcext:conditional-format calcext:target-range-address="colours.A54:colours.A158">
            <calcext:condition calcext:apply-style-name="ConditionalStyle_10" calcext:value="&gt;0" calcext:base-cell-address="colours.A54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5:colours.BI45 colours.BI47:colours.BI47 colours.BI49:colours.BI49 colours.BI51:colours.BI51 colours.BI53:colours.BI53 colours.BI55:colours.BI55">
            <calcext:condition calcext:apply-style-name="ConditionalStyle_10" calcext:value="&gt;0" calcext:base-cell-address="colours.BI21"/>
          </calcext:conditional-format>
          <calcext:conditional-format calcext:target-range-address="colours.AV115:colours.AV157 colours.AS21:colours.AV106 colours.AV108:colours.AV110 colours.AS115:colours.AS157 colours.AS108:colours.AS110 colours.AT114:colours.AU158 colours.AT107:colours.AU110 colours.AT112:colours.AU112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>
          <table:filter>
            <table:filter-and>
              <table:filter-condition table:value="{'fence':{'conditions':['single','remap']},'trees':{'conditions':['seasonal','variant']}}" table:operator="=" table:field-number="7">
                <table:filter-set-item table:value="{'fence':{'conditions':['single','remap']},'trees':{'conditions':['seasonal','variant']}}"/>
                <table:filter-set-item table:value="{'ground':{'conditions':['2x2']},'trees':{'conditions':['seasonal','variant','single_climate','level_driven'],'level':{'p':['no_north'],'q':['no_north','no_east'],'r':['no_north','no_east'],'u':['no_north','no_south']}}}"/>
                <table:filter-set-item table:value="{'roofs':{'conditions':['single','variant','norm_only','remap']}}"/>
                <table:filter-set-item table:value="{'trees':{'conditions':['seasonal','variant']}}"/>
                <table:filter-set-item table:value="{'trees':{'conditions':['single','variant']}}"/>
              </table:filter-condition>
            </table:filter-and>
          </table:filter>
        </table:database-range>
        <table:database-range table:name="__Anonymous_Sheet_DB__1" table:target-range-address="colours.A1:colours.DB1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09:54:02.150254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9T15:44:49.759174473</dc:date>
    <meta:editing-cycles>1158</meta:editing-cycles>
    <meta:editing-duration>P116DT16H51M48S</meta:editing-duration>
    <meta:generator>LibreOffice/25.2.5.2$Linux_X86_64 LibreOffice_project/520$Build-2</meta:generator>
    <meta:document-statistic meta:table-count="8" meta:cell-count="22349" meta:object-count="0"/>
    <meta:user-defined meta:name="AppVersion">15.0000</meta:user-defined>
  </office:meta>
</office:document-meta>
</file>